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132cm" fo:min-width="5.088cm"/>
    </style:style>
    <style:style style:name="gr2" style:family="graphic" style:parent-style-name="standard">
      <style:graphic-properties svg:stroke-color="#004586" draw:fill-color="#ffffff" draw:textarea-horizontal-align="justify" draw:textarea-vertical-align="middle" draw:auto-grow-height="false" fo:min-height="2.798cm" fo:min-width="1.786cm"/>
    </style:style>
    <style:style style:name="gr3" style:family="graphic" style:parent-style-name="standard">
      <style:graphic-properties svg:stroke-color="#004586" draw:fill-color="#ffffff" draw:textarea-horizontal-align="justify" draw:textarea-vertical-align="middle" draw:auto-grow-height="false" fo:min-height="1.274cm" fo:min-width="4.072cm"/>
    </style:style>
    <style:style style:name="gr4" style:family="graphic" style:parent-style-name="standard">
      <style:graphic-properties svg:stroke-color="#004586" draw:fill-color="#ffffff" draw:textarea-horizontal-align="justify" draw:textarea-vertical-align="middle" draw:auto-grow-height="false" fo:min-height="4.322cm" fo:min-width="4.072cm"/>
    </style:style>
    <style:style style:name="gr5" style:family="graphic" style:parent-style-name="standard">
      <style:graphic-properties svg:stroke-color="#004586" draw:fill-color="#ffffff" draw:textarea-horizontal-align="justify" draw:textarea-vertical-align="middle" draw:auto-grow-height="false" fo:min-height="0.766cm" fo:min-width="3.5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3.212cm" fo:min-width="9.1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9.3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8.943cm"/>
    </style:style>
    <style:style style:name="gr11" style:family="graphic" style:parent-style-name="objectwithoutfill">
      <style:graphic-properties svg:stroke-color="#999999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8999996185303pt"/>
    </style:style>
    <style:style style:name="P3" style:family="paragraph">
      <loext:graphic-properties draw:fill-color="#ffffff"/>
      <style:paragraph-properties fo:text-align="center"/>
      <style:text-properties fo:font-size="17.8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7.8999996185303pt"/>
    </style:style>
    <style:style style:name="P6" style:family="paragraph">
      <loext:graphic-properties draw:fill="none" draw:fill-color="#ffffff"/>
      <style:text-properties fo:font-size="17.8999996185303pt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588cm" svg:height="8.382cm" svg:x="3.048cm" svg:y="3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3.048cm" svg:x="0.1cm" svg:y="5.688cm">
          <text:p text:style-name="P2"><text:span text:style-name="T1">Input </text:span></text:p>
          <text:p text:style-name="P2"><text:span text:style-name="T1">Device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3.048cm" svg:x="9.352cm" svg:y="5.688cm">
          <text:p text:style-name="P2"><text:span text:style-name="T1">Output </text:span></text:p>
          <text:p text:style-name="P2"><text:span text:style-name="T1">Device(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1.524cm" svg:x="3.556cm" svg:y="9.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4.572cm" svg:x="3.556cm" svg:y="3.759cm">
          <text:p text:style-name="P2"><text:span text:style-name="T1">CP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3.81cm" svg:y="5.028cm">
          <text:p text:style-name="P2"><text:span text:style-name="T2">Control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3.81cm" svg:y="6.044cm">
          <text:p text:style-name="P2"><text:span text:style-name="T2">Arithmetic Logic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3.81cm" svg:y="7.06cm">
          <text:p text:style-name="P2"><text:span text:style-name="T2">Registers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286cm" svg:y1="7.213cm" svg:x2="3.048cm" svg:y2="7.213cm">
          <text:p/>
        </draw:line>
        <draw:line draw:style-name="gr6" draw:text-style-name="P4" draw:layer="layout" svg:x1="8.636cm" svg:y1="7.213cm" svg:x2="9.398cm" svg:y2="7.213cm">
          <text:p/>
        </draw:line>
        <draw:line draw:style-name="gr7" draw:text-style-name="P1" draw:layer="layout" svg:x1="5.788cm" svg:y1="8.331cm" svg:x2="5.788cm" svg:y2="9.601cm">
          <text:p/>
        </draw:line>
        <draw:custom-shape draw:style-name="gr8" draw:text-style-name="P1" draw:layer="layout" svg:width="9.606cm" svg:height="13.462cm" svg:x="15.24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3.048cm" svg:x="12.23cm" svg:y="5.695cm">
          <text:p text:style-name="P2"><text:span text:style-name="T1">Input </text:span></text:p>
          <text:p text:style-name="P2"><text:span text:style-name="T1">Device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3.048cm" svg:x="25.638cm" svg:y="5.795cm">
          <text:p text:style-name="P2"><text:span text:style-name="T1">Output </text:span></text:p>
          <text:p text:style-name="P2"><text:span text:style-name="T1">Device(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1.524cm" svg:x="17.686cm" svg:y="6.707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4.572cm" svg:x="15.386cm" svg:y="0.966cm">
          <text:p text:style-name="P2"><text:span text:style-name="T1">CP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15.64cm" svg:y="2.235cm">
          <text:p text:style-name="P2"><text:span text:style-name="T2">Control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15.64cm" svg:y="3.251cm">
          <text:p text:style-name="P2"><text:span text:style-name="T2">Arithmetic Logic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15.64cm" svg:y="4.267cm">
          <text:p text:style-name="P2"><text:span text:style-name="T2">Registers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516cm" svg:y1="7.42cm" svg:x2="15.278cm" svg:y2="7.42cm">
          <text:p/>
        </draw:line>
        <draw:line draw:style-name="gr6" draw:text-style-name="P4" draw:layer="layout" svg:x1="24.866cm" svg:y1="7.42cm" svg:x2="25.628cm" svg:y2="7.42cm">
          <text:p/>
        </draw:line>
        <draw:line draw:style-name="gr7" draw:text-style-name="P1" draw:layer="layout" svg:x1="18.618cm" svg:y1="5.638cm" svg:x2="19.442cm" svg:y2="6.654cm">
          <text:p/>
        </draw:line>
        <draw:custom-shape draw:style-name="gr4" draw:text-style-name="P3" draw:layer="layout" svg:width="4.572cm" svg:height="4.572cm" svg:x="20.066cm" svg:y="0.966cm">
          <text:p text:style-name="P2"><text:span text:style-name="T1">CP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20.34cm" svg:y="2.235cm">
          <text:p text:style-name="P2"><text:span text:style-name="T2">Control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20.34cm" svg:y="3.251cm">
          <text:p text:style-name="P2"><text:span text:style-name="T2">Arithmetic Logic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20.34cm" svg:y="4.267cm">
          <text:p text:style-name="P2"><text:span text:style-name="T2">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4.572cm" svg:x="15.386cm" svg:y="9.366cm">
          <text:p text:style-name="P2"><text:span text:style-name="T1">CP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15.64cm" svg:y="10.635cm">
          <text:p text:style-name="P2"><text:span text:style-name="T2">Control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15.64cm" svg:y="11.651cm">
          <text:p text:style-name="P2"><text:span text:style-name="T2">Arithmetic Logic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15.64cm" svg:y="12.667cm">
          <text:p text:style-name="P2"><text:span text:style-name="T2">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4.572cm" svg:x="20.086cm" svg:y="9.366cm">
          <text:p text:style-name="P2"><text:span text:style-name="T1">CP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20.34cm" svg:y="10.635cm">
          <text:p text:style-name="P2"><text:span text:style-name="T2">Control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20.34cm" svg:y="11.651cm">
          <text:p text:style-name="P2"><text:span text:style-name="T2">Arithmetic Logic 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016cm" svg:x="20.34cm" svg:y="12.667cm">
          <text:p text:style-name="P2"><text:span text:style-name="T2">Register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09cm" svg:y1="8.215cm" svg:x2="18.382cm" svg:y2="9.302cm">
          <text:p/>
        </draw:line>
        <draw:line draw:style-name="gr7" draw:text-style-name="P1" draw:layer="layout" svg:x1="21.096cm" svg:y1="8.238cm" svg:x2="21.92cm" svg:y2="9.254cm">
          <text:p/>
        </draw:line>
        <draw:line draw:style-name="gr7" draw:text-style-name="P1" draw:layer="layout" svg:x1="21.61cm" svg:y1="5.615cm" svg:x2="20.883cm" svg:y2="6.702cm">
          <text:p/>
        </draw:line>
        <draw:frame draw:style-name="gr9" draw:text-style-name="P6" draw:layer="layout" svg:width="9.862cm" svg:height="1.041cm" svg:x="0.806cm" svg:y="12.7cm">
          <draw:text-box>
            <text:p text:style-name="P5">Single-CPU von-Neumann model</text:p>
          </draw:text-box>
        </draw:frame>
        <draw:frame draw:style-name="gr10" draw:text-style-name="P6" draw:layer="layout" svg:width="9.443cm" svg:height="1.041cm" svg:x="15.356cm" svg:y="15.148cm">
          <draw:text-box>
            <text:p text:style-name="P5">Multi-CPU von-Neumann model</text:p>
          </draw:text-box>
        </draw:frame>
        <draw:line draw:style-name="gr11" draw:text-style-name="P4" draw:layer="layout" svg:x1="11.892cm" svg:y1="0cm" svg:x2="11.892cm" svg:y2="16.51cm">
          <text:p/>
        </draw:lin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na-Lena Lamprecht</meta:initial-creator>
    <meta:creation-date>2021-03-29T08:43:15.018031717</meta:creation-date>
    <dc:date>2021-03-29T09:08:33.465856011</dc:date>
    <dc:creator>Anna-Lena Lamprecht</dc:creator>
    <meta:editing-duration>PT14M16S</meta:editing-duration>
    <meta:editing-cycles>2</meta:editing-cycles>
    <meta:generator>LibreOffice/5.1.6.2$Linux_X86_64 LibreOffice_project/10m0$Build-2</meta:generator>
    <meta:document-statistic meta:object-count="65"/>
  </office:meta>
</office:document-meta>
</file>